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officeooo:rsid="000e7874" officeooo:paragraph-rsid="000e7874" style:font-size-asian="9.60000038146973pt" style:font-size-complex="11pt"/>
    </style:style>
    <style:style style:name="P2" style:family="paragraph" style:parent-style-name="Standard">
      <style:paragraph-properties fo:text-align="justify" style:justify-single-word="false"/>
      <style:text-properties style:font-name="Arial" fo:font-size="11pt" officeooo:rsid="000e7874" officeooo:paragraph-rsid="000e7874" style:font-size-asian="9.60000038146973pt" style:font-size-complex="11pt"/>
    </style:style>
    <style:style style:name="P3" style:family="paragraph" style:parent-style-name="Standard">
      <style:paragraph-properties fo:text-align="justify" style:justify-single-word="false"/>
      <style:text-properties officeooo:paragraph-rsid="000e7874"/>
    </style:style>
    <style:style style:name="P4" style:family="paragraph" style:parent-style-name="Standard">
      <style:paragraph-properties fo:text-align="justify" style:justify-single-word="false"/>
      <style:text-properties officeooo:paragraph-rsid="00135b8e"/>
    </style:style>
    <style:style style:name="P5" style:family="paragraph" style:parent-style-name="Standard">
      <style:paragraph-properties fo:text-align="justify" style:justify-single-word="false"/>
      <style:text-properties fo:font-style="normal" officeooo:rsid="00133624" officeooo:paragraph-rsid="00133624" style:font-style-asian="normal" style:font-style-complex="normal"/>
    </style:style>
    <style:style style:name="P6" style:family="paragraph" style:parent-style-name="Standard">
      <style:paragraph-properties fo:text-align="justify" style:justify-single-word="false"/>
      <style:text-properties fo:font-style="normal" officeooo:rsid="001662b8" officeooo:paragraph-rsid="001662b8" style:font-style-asian="normal" style:font-style-complex="normal"/>
    </style:style>
    <style:style style:name="P7" style:family="paragraph" style:parent-style-name="Standard">
      <style:paragraph-properties fo:text-align="justify" style:justify-single-word="false"/>
      <style:text-properties fo:font-style="normal" officeooo:rsid="0016ab69" officeooo:paragraph-rsid="0016ab69" style:font-style-asian="normal" style:font-style-complex="normal"/>
    </style:style>
    <style:style style:name="P8" style:family="paragraph" style:parent-style-name="Standard">
      <style:paragraph-properties fo:text-align="justify" style:justify-single-word="false"/>
      <style:text-properties fo:font-style="normal" officeooo:rsid="001becd5" officeooo:paragraph-rsid="001becd5" style:font-style-asian="normal" style:font-style-complex="normal"/>
    </style:style>
    <style:style style:name="P9" style:family="paragraph" style:parent-style-name="Standard">
      <style:paragraph-properties fo:text-align="justify" style:justify-single-word="false"/>
      <style:text-properties fo:font-style="normal" officeooo:rsid="001df906" officeooo:paragraph-rsid="001df906" style:font-style-asian="normal" style:font-style-complex="normal"/>
    </style:style>
    <style:style style:name="P10" style:family="paragraph" style:parent-style-name="Standard">
      <style:paragraph-properties fo:text-align="justify" style:justify-single-word="false"/>
      <style:text-properties fo:font-style="normal" officeooo:rsid="0021bc9a" officeooo:paragraph-rsid="0021bc9a" style:font-style-asian="normal" style:font-style-complex="normal"/>
    </style:style>
    <style:style style:name="P11" style:family="paragraph" style:parent-style-name="Standard">
      <style:paragraph-properties fo:text-align="justify" style:justify-single-word="false"/>
      <style:text-properties style:font-name="Arial" fo:font-size="11pt" officeooo:paragraph-rsid="000e7874" style:font-size-asian="11pt" style:font-size-complex="11pt"/>
    </style:style>
    <style:style style:name="P12" style:family="paragraph" style:parent-style-name="Standard">
      <style:paragraph-properties fo:text-align="justify" style:justify-single-word="false"/>
      <style:text-properties style:font-name="Arial" fo:font-size="11pt" officeooo:rsid="000e7874" officeooo:paragraph-rsid="000e7874" style:font-size-asian="11pt" style:font-size-complex="11pt"/>
    </style:style>
    <style:style style:name="P13" style:family="paragraph" style:parent-style-name="Standard">
      <style:paragraph-properties fo:text-align="justify" style:justify-single-word="false"/>
      <style:text-properties style:font-name="Arial" fo:font-size="11pt" officeooo:rsid="00112c41" officeooo:paragraph-rsid="00112c41" style:font-size-asian="11pt" style:font-size-complex="11pt"/>
    </style:style>
    <style:style style:name="P14" style:family="paragraph" style:parent-style-name="Standard">
      <style:paragraph-properties fo:text-align="justify" style:justify-single-word="false"/>
      <style:text-properties style:font-name="Arial" fo:font-size="11pt" officeooo:rsid="0012f086" officeooo:paragraph-rsid="0012f086" style:font-size-asian="11pt" style:font-size-complex="11pt"/>
    </style:style>
    <style:style style:name="P15" style:family="paragraph" style:parent-style-name="Standard">
      <style:paragraph-properties fo:text-align="justify" style:justify-single-word="false"/>
      <style:text-properties style:font-name="Arial" fo:font-size="11pt" fo:language="fr" fo:country="FR" officeooo:rsid="000f4fc0" officeooo:paragraph-rsid="00135b8e" style:font-size-asian="11pt" style:font-size-complex="11pt"/>
    </style:style>
    <style:style style:name="P16" style:family="paragraph" style:parent-style-name="Standard">
      <style:paragraph-properties fo:text-align="justify" style:justify-single-word="false"/>
      <style:text-properties style:font-name="Arial" fo:font-size="11pt" fo:font-style="normal" officeooo:rsid="00133624" officeooo:paragraph-rsid="00133624" style:font-size-asian="11pt" style:font-style-asian="normal" style:font-size-complex="11pt" style:font-style-complex="normal"/>
    </style:style>
    <style:style style:name="P17" style:family="paragraph" style:parent-style-name="Standard">
      <style:paragraph-properties fo:text-align="justify" style:justify-single-word="false"/>
      <style:text-properties style:font-name="Arial" fo:font-size="11pt" fo:font-style="normal" officeooo:rsid="00162463" officeooo:paragraph-rsid="00133624" style:font-size-asian="11pt" style:font-style-asian="normal" style:font-size-complex="11pt" style:font-style-complex="normal"/>
    </style:style>
    <style:style style:name="P18" style:family="paragraph" style:parent-style-name="Standard">
      <style:paragraph-properties fo:text-align="justify" style:justify-single-word="false"/>
      <style:text-properties style:font-name="Arial" fo:font-size="11pt" fo:font-style="normal" officeooo:rsid="001662b8" officeooo:paragraph-rsid="001662b8"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style:font-name="Arial" fo:font-size="11pt" fo:font-style="normal" officeooo:rsid="0016ab69" officeooo:paragraph-rsid="001662b8"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style:font-name="Arial" fo:font-size="11pt" fo:font-style="normal" officeooo:rsid="0016ab69" officeooo:paragraph-rsid="0016ab69"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style:font-name="Arial" fo:font-size="11pt" fo:font-style="normal" officeooo:rsid="001bbb3f" officeooo:paragraph-rsid="0016ab69"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Arial" fo:font-size="11pt" fo:font-style="normal" officeooo:rsid="00112c41" officeooo:paragraph-rsid="001becd5" style:font-size-asian="11pt" style:font-style-asian="normal" style:font-size-complex="11pt" style:font-style-complex="normal"/>
    </style:style>
    <style:style style:name="P23" style:family="paragraph" style:parent-style-name="Standard">
      <style:paragraph-properties fo:text-align="justify" style:justify-single-word="false"/>
      <style:text-properties style:font-name="Arial" fo:font-size="11pt" fo:font-style="normal" officeooo:rsid="00112c41" officeooo:paragraph-rsid="001df906" style:font-size-asian="11pt" style:font-style-asian="normal" style:font-size-complex="11pt" style:font-style-complex="normal"/>
    </style:style>
    <style:style style:name="P24" style:family="paragraph" style:parent-style-name="Standard">
      <style:paragraph-properties fo:text-align="justify" style:justify-single-word="false"/>
      <style:text-properties style:font-name="Arial" fo:font-size="11pt" fo:font-style="normal" officeooo:rsid="001cc779" officeooo:paragraph-rsid="001becd5" style:font-size-asian="11pt" style:font-style-asian="normal" style:font-size-complex="11pt" style:font-style-complex="normal"/>
    </style:style>
    <style:style style:name="P25" style:family="paragraph" style:parent-style-name="Standard">
      <style:paragraph-properties fo:text-align="justify" style:justify-single-word="false"/>
      <style:text-properties style:font-name="Arial" fo:font-size="11pt" fo:font-style="normal" officeooo:rsid="002195d0" officeooo:paragraph-rsid="001df906" style:font-size-asian="11pt" style:font-style-asian="normal" style:font-size-complex="11pt" style:font-style-complex="normal"/>
    </style:style>
    <style:style style:name="P26" style:family="paragraph" style:parent-style-name="Standard">
      <style:paragraph-properties fo:text-align="justify" style:justify-single-word="false"/>
      <style:text-properties style:font-name="Arial" fo:font-size="11pt" fo:font-style="normal" officeooo:rsid="001df906" officeooo:paragraph-rsid="001becd5" style:font-size-asian="11pt" style:font-style-asian="normal" style:font-size-complex="11pt" style:font-style-complex="normal"/>
    </style:style>
    <style:style style:name="P27" style:family="paragraph" style:parent-style-name="Header">
      <style:text-properties officeooo:rsid="0024fea2" officeooo:paragraph-rsid="0024fea2"/>
    </style:style>
    <style:style style:name="T1" style:family="text">
      <style:text-properties style:font-name="Arial" fo:font-size="11pt" officeooo:rsid="000e7874" style:font-size-asian="9.60000038146973pt" style:font-size-complex="11pt"/>
    </style:style>
    <style:style style:name="T2" style:family="text">
      <style:text-properties style:font-name="Arial" fo:font-size="11pt" style:font-size-asian="11pt" style:font-size-complex="11pt"/>
    </style:style>
    <style:style style:name="T3" style:family="text">
      <style:text-properties style:font-name="Arial" fo:font-size="11pt" officeooo:rsid="000e7874" style:font-size-asian="11pt" style:font-size-complex="11pt"/>
    </style:style>
    <style:style style:name="T4" style:family="text">
      <style:text-properties style:font-name="Arial" fo:font-size="11pt" officeooo:rsid="000f4fc0" style:font-size-asian="11pt" style:font-size-complex="11pt"/>
    </style:style>
    <style:style style:name="T5" style:family="text">
      <style:text-properties style:font-name="Arial" fo:font-size="11pt" officeooo:rsid="00135b8e" style:font-size-asian="11pt" style:font-size-complex="11pt"/>
    </style:style>
    <style:style style:name="T6" style:family="text">
      <style:text-properties style:font-name="Arial" fo:font-size="11pt" officeooo:rsid="000f26d5" style:font-size-asian="11pt" style:font-size-complex="11pt"/>
    </style:style>
    <style:style style:name="T7" style:family="text">
      <style:text-properties style:font-name="Arial" fo:font-size="11pt" officeooo:rsid="001454ed" style:font-size-asian="11pt" style:font-size-complex="11pt"/>
    </style:style>
    <style:style style:name="T8" style:family="text">
      <style:text-properties style:font-name="Arial" fo:font-size="11pt" officeooo:rsid="00162463" style:font-size-asian="11pt" style:font-size-complex="11pt"/>
    </style:style>
    <style:style style:name="T9" style:family="text">
      <style:text-properties style:font-name="Arial" fo:font-size="11pt" officeooo:rsid="0016ab69" style:font-size-asian="11pt" style:font-size-complex="11pt"/>
    </style:style>
    <style:style style:name="T10" style:family="text">
      <style:text-properties style:font-name="Arial" fo:font-size="11pt" officeooo:rsid="00175f9f" style:font-size-asian="11pt" style:font-size-complex="11pt"/>
    </style:style>
    <style:style style:name="T11" style:family="text">
      <style:text-properties style:font-name="Arial" fo:font-size="11pt" officeooo:rsid="00186405" style:font-size-asian="11pt" style:font-size-complex="11pt"/>
    </style:style>
    <style:style style:name="T12" style:family="text">
      <style:text-properties style:font-name="Arial" fo:font-size="11pt" officeooo:rsid="001a3b45" style:font-size-asian="11pt" style:font-size-complex="11pt"/>
    </style:style>
    <style:style style:name="T13" style:family="text">
      <style:text-properties style:font-name="Arial" fo:font-size="11pt" officeooo:rsid="001bbb3f" style:font-size-asian="11pt" style:font-size-complex="11pt"/>
    </style:style>
    <style:style style:name="T14" style:family="text">
      <style:text-properties style:font-name="Arial" fo:font-size="11pt" officeooo:rsid="00112c41" style:font-size-asian="11pt" style:font-size-complex="11pt"/>
    </style:style>
    <style:style style:name="T15" style:family="text">
      <style:text-properties style:font-name="Arial" fo:font-size="11pt" officeooo:rsid="001cc779" style:font-size-asian="11pt" style:font-size-complex="11pt"/>
    </style:style>
    <style:style style:name="T16" style:family="text">
      <style:text-properties style:font-name="Arial" fo:font-size="11pt" officeooo:rsid="001df906" style:font-size-asian="11pt" style:font-size-complex="11pt"/>
    </style:style>
    <style:style style:name="T17" style:family="text">
      <style:text-properties style:font-name="Arial" fo:font-size="11pt" officeooo:rsid="001f2960" style:font-size-asian="11pt" style:font-size-complex="11pt"/>
    </style:style>
    <style:style style:name="T18" style:family="text">
      <style:text-properties style:font-name="Arial" fo:font-size="11pt" officeooo:rsid="001ffde8" style:font-size-asian="11pt" style:font-size-complex="11pt"/>
    </style:style>
    <style:style style:name="T19" style:family="text">
      <style:text-properties style:font-name="Arial" fo:font-size="11pt" officeooo:rsid="002195d0" style:font-size-asian="11pt" style:font-size-complex="11pt"/>
    </style:style>
    <style:style style:name="T20" style:family="text">
      <style:text-properties style:font-name="Arial" fo:font-size="11pt" officeooo:rsid="002271b4" style:font-size-asian="11pt" style:font-size-complex="11pt"/>
    </style:style>
    <style:style style:name="T21" style:family="text">
      <style:text-properties style:font-name="Arial" fo:font-size="11pt" officeooo:rsid="0027328f" style:font-size-asian="11pt" style:font-size-complex="11pt"/>
    </style:style>
    <style:style style:name="T22" style:family="text">
      <style:text-properties style:font-name="Arial" fo:font-size="11pt" officeooo:rsid="00281b30" style:font-size-asian="11pt" style:font-size-complex="11pt"/>
    </style:style>
    <style:style style:name="T23" style:family="text">
      <style:text-properties style:font-name="Arial" fo:font-size="11pt" fo:language="fr" fo:country="FR" officeooo:rsid="00135b8e"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nthèse de conférence</text:p>
      <text:p text:style-name="P1"/>
      <text:p text:style-name="P2"/>
      <text:p text:style-name="P2"/>
      <text:p text:style-name="P2"/>
      <text:p text:style-name="P3"><text:span text:style-name="T1">Michel Rimbaud, </text:span><text:span text:style-name="T3">s</text:span><text:span text:style-name="T2">pécialiste du Moyen-Orient et des études stratégiques, Michel Raimbaud est ancien Ambassadeur de France en Mauritanie, Soudan et Zimbabwe, ancien directeur de l'OFPRA et a notamment servi en Syrie et Arabie Saoudite.</text:span></text:p>
      <text:p text:style-name="P11"/>
      <text:p text:style-name="P12">Conférence : « Monde Arabo-Musulman : Ambition Sino-Russes et Américaines »</text:p>
      <text:p text:style-name="P12"/>
      <text:p text:style-name="P13">La conférence est organisée en six points :</text:p>
      <text:p text:style-name="P13">- Concepts et notions de base de la géopolitique</text:p>
      <text:p text:style-name="P13">- La géopolitique : la politique de la géographie et le messianisme</text:p>
      <text:p text:style-name="P13">- Le Grand Moyen-Orient de G.W.Bush</text:p>
      <text:p text:style-name="P13">- Le moment unipolaire américain</text:p>
      <text:p text:style-name="P13">- Le partenariat stratégique, Russie-Chine face aux ambitions occidentales</text:p>
      <text:p text:style-name="P13">- Le Moyen-Orient, terrain privilégié de la confrontation géostratégique</text:p>
      <text:p text:style-name="P12"/>
      <text:p text:style-name="P14">I. Conférence et notions de base de la géopolitique</text:p>
      <text:p text:style-name="P14"/>
      <text:p text:style-name="P4"><text:span text:style-name="T6"><text:tab/>La conférence </text:span><text:span text:style-name="T4">débute </text:span><text:span text:style-name="T6">par une introduction à la géopolitique, que le conférencier résumera à la politique de <text:s/>la géographie, avec ses grands auteurs anglo-américains que sont Mahan, McKinder et Spykeman, </text:span><text:span text:style-name="T4">développant chacun à leur tour le concept des concepts différents illustrant le rapport de forces qui oppose</text:span><text:span text:style-name="T21">nt</text:span><text:span text:style-name="T4"> les puissances continentales et les puissances maritimes. Il passe aussi rapidement sur les premiers auteurs de la politique que sont l’allemand Ratzel et le suédois Kjellen.<text:line-break/></text:span><text:span text:style-name="T5">On passera aussi rapidement sur les grands géopoliticiens actuels qui influent sur la politique étrangère américaine comme par exemple </text:span><text:bookmark text:name="firstHeading"/><text:span text:style-name="T23">Zbigniew Brzeziński qui susurra à l’oreille de beaucoup de présidents américains, et qui avec des livres comme le grand échiquier permet de comprendre la politique étrangère américaine dans le monde.</text:span></text:p>
      <text:p text:style-name="P15"/>
      <text:p text:style-name="P5"><text:span text:style-name="T4">I</text:span><text:span text:style-name="T2">I. La géopolitique : la politique de la géographie et le messianisme</text:span></text:p>
      <text:p text:style-name="P16"/>
      <text:p text:style-name="P5"><text:span text:style-name="T2"><text:tab/></text:span><text:span text:style-name="T7">Le conférencier revient rapidement sur le messianisme américain et sa destinée manifeste à guider le monde libre et s’imposer dans le monde face à la barbarie soviétique. Les leaders de ce mouvement vont trouver leurs places dans les différents gouvernement</text:span><text:span text:style-name="T22">s</text:span><text:span text:style-name="T7"> suite à la grande révolution néo-libérale, notamment celui de Reagan et investir l’état profond lors des années 80. </text:span><text:span text:style-name="T8">Ce néo-conservatisme va avoir une base religieuse néo-évangéliste et politique et influencer grandement la politique américaine.</text:span></text:p>
      <text:p text:style-name="P17"/>
      <text:p text:style-name="P6"><text:span text:style-name="T8">I</text:span><text:span text:style-name="T2">II. Le Grand Moyen-Orient de G.W.Bush</text:span></text:p>
      <text:p text:style-name="P18"/>
      <text:p text:style-name="P6"><text:span text:style-name="T2"><text:tab/></text:span><text:span text:style-name="T9">On en vient au plan de redécoupage du Moyen-Orient afin d’affaiblir les différents États et pouvoir les soumettre à la volonté des États-Unis. Avec une carte comme support, le conférencier nous montre le plan qui n’a pu être appliqué qu’en Irak et pas totalement. L’idée est d’étendre les États faibles et facile</text:span><text:span text:style-name="T22">s</text:span><text:span text:style-name="T9"> à contrôler et de réduire la taille de ceux qui pourraient montrer des idées d’indépendance face à la politique américaine.</text:span></text:p>
      <text:p text:style-name="P19"/>
      <text:p text:style-name="P20">IV. Le moment unipolaire américain</text:p>
      <text:p text:style-name="P20"><text:soft-page-break/></text:p>
      <text:p text:style-name="P7"><text:span text:style-name="T2"><text:tab/></text:span><text:span text:style-name="T10">Suite à la chute du bloc de l’Est, il ne reste plus que le bloc occidental. Un grand dilemme va apparaître, que faire de cette puissance ? Les néo-conservateurs </text:span><text:span text:style-name="T11">eux y voient la volonté divine et les États-Unis doivent donc accepter cette tache de régner en quelque sorte sur le monde. </text:span><text:span text:style-name="T12">Va donc apparaître une période o</text:span><text:span text:style-name="T22">ù</text:span><text:span text:style-name="T12"> pour les autres États vient un choix, se soumettre au nouvel ordre mondial ou se démettre et être qualifié d’État voyou, et en subir les conséquences comme on</text:span><text:span text:style-name="T22">t</text:span><text:span text:style-name="T12"> pu le subir l’Irak ou l’Iran. </text:span><text:span text:style-name="T13">Cette période se caractérise par le manque d’ennemis des États-Unis et le besoin d’en reconstruire un, qui sera le terroriste </text:span><text:span text:style-name="T22">i</text:span><text:span text:style-name="T13">slamiste, qui servira de prétexte pour intervenir au Moyen-Orient et le redessiner. </text:span></text:p>
      <text:p text:style-name="P21"/>
      <text:p text:style-name="P8"><text:span text:style-name="T13">V. </text:span><text:span text:style-name="T2">L</text:span><text:span text:style-name="T14">e partenariat stratégique, Russie-Chine face aux ambitions occidentales</text:span></text:p>
      <text:p text:style-name="P22"/>
      <text:p text:style-name="P8"><text:span text:style-name="T14"><text:tab/></text:span><text:span text:style-name="T2">Suite à l’élimination de l’URSS, la Russie </text:span><text:span text:style-name="T22">a</text:span><text:span text:style-name="T2"> été humilié</text:span><text:span text:style-name="T22">e</text:span><text:span text:style-name="T2">. L’immortel Russie doit renaître de ses cendres pour regagner sa grandeur, et pour cela il faut s’allier avec la Chine dont l’émergence est irrésistible. Le moment unipolaire américain aura été bien court, </text:span><text:span text:style-name="T15">et suite à l’échec de l’intervention en Libye la Chine et la Russie fer</text:span><text:span text:style-name="T22">ont</text:span><text:span text:style-name="T15"> de la résistance à la politique internationale occidentale. </text:span></text:p>
      <text:p text:style-name="P24"/>
      <text:p text:style-name="P9"><text:span text:style-name="T15">V</text:span><text:span text:style-name="T2">I. </text:span><text:span text:style-name="T14">Le Moyen-Orient, terrain privilégié de la confrontation géostratégique</text:span></text:p>
      <text:p text:style-name="P23"/>
      <text:p text:style-name="P9"><text:span text:style-name="T14"><text:tab/></text:span><text:span text:style-name="T2">Monsieur Rimbaud parle ensuite du pivot Russe et Chinois vers le Moyen-Orient, </text:span><text:span text:style-name="T17">ce qui demande de reconstituer de nouvelles relations et bases dans la zone, politique plutôt réussi par la Russie. De plus la Russie prend comme mission de protéger les chrétiens d’Orient. </text:span><text:span text:style-name="T18">La Russie et la Chine se pose</text:span><text:span text:style-name="T22">nt</text:span><text:span text:style-name="T18"> don</text:span><text:span text:style-name="T22">c</text:span><text:span text:style-name="T18"> en contre-pouvoir au Moyen-Orient en soutenant le croissant chiite et en s’opposant à la politique interventionniste occidentale qui eu</text:span><text:span text:style-name="T22">t</text:span><text:span text:style-name="T18"> des conséquences désastreuses pour les populations locales. </text:span><text:span text:style-name="T19">La Chine ne sera pas non plus en reste, et le couple russo-chinois réussira à débaucher entre autre</text:span><text:span text:style-name="T22">s</text:span><text:span text:style-name="T19"> la Turquie de l’alliance occidentale. </text:span></text:p>
      <text:p text:style-name="P25"/>
      <text:p text:style-name="P10"><text:span text:style-name="T19"><text:tab/></text:span><text:span text:style-name="T2">La conférence se finit sur une ouverture de M.Rimbaud sur les « dossiers brûlants » du futur, notamment les plans des nouvelles routes de la soie chinoise. </text:span></text:p>
      <text:p text:style-name="P24"/>
      <text:p text:style-name="P8"><text:span text:style-name="T15"><text:tab/></text:span><text:span text:style-name="T16">J’ai pris la parole afin de demander si pour comprendre la politique américaine actuelle au Moyen-Orient il ne fallait pas prendre en compte l’importance de l’idéologie néo-évangéliste dans les sphères de pouvoir américaine, ce à quoi M.Rimbaud m’a répondu que oui, mais que ce serait le sujet d’une conférence plus poussée. </text:span></text:p>
      <text:p text:style-name="P26"/>
      <text:p text:style-name="P8"><text:span text:style-name="T16"><text:tab/></text:span><text:span text:style-name="T20">Je pense que cette conférence était vraiment très bonne, mais trop courte et de ce fait rendait le travail de l’intervenant difficile. Il pourrait être intéressant de faire de cette conférence plusieurs, permettant de poser le sujet, en traitant les origines, le présent et le futur de ce sujet plus en détails. <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4fea2" officeooo:paragraph-rsid="0024fea2"/>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Erwan Gesrel<text:tab/><text:tab/>08/05/2019</text:p>
      </style:header>
      <style:footer>
        <text:p text:style-name="Footer"><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4:35:01.210502576</meta:creation-date>
    <dc:date>2019-05-08T15:53:33.399238751</dc:date>
    <meta:editing-duration>PT56M22S</meta:editing-duration>
    <meta:editing-cycles>26</meta:editing-cycles>
    <meta:generator>LibreOffice/6.2.3.2$Linux_X86_64 LibreOffice_project/20$Build-2</meta:generator>
    <meta:document-statistic meta:table-count="0" meta:image-count="0" meta:object-count="0" meta:page-count="2" meta:paragraph-count="27" meta:word-count="845" meta:character-count="5398" meta:non-whitespace-character-count="4560"/>
  </office:meta>
</office:document-meta>
</file>